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90000031DE78F8048.png"/>
  <manifest:file-entry manifest:media-type="image/png" manifest:full-path="Pictures/10000000000002B90000031D9BF35FD6.png"/>
  <manifest:file-entry manifest:media-type="image/png" manifest:full-path="Pictures/10000000000002B90000031DFB70CE92.png"/>
  <manifest:file-entry manifest:media-type="image/png" manifest:full-path="Pictures/10000000000002B90000031DEECE4813.png"/>
  <manifest:file-entry manifest:media-type="image/png" manifest:full-path="Pictures/10000000000002B90000031DB136F9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6.999cm" svg:height="19.463cm" draw:z-index="0"><draw:image xlink:href="Pictures/10000000000002B90000031D9BF35FD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igura2" text:anchor-type="paragraph" svg:width="16.999cm" svg:height="19.463cm" draw:z-index="1"><draw:image xlink:href="Pictures/10000000000002B90000031DFB70CE9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3" text:anchor-type="paragraph" svg:width="16.999cm" svg:height="19.463cm" draw:z-index="2"><draw:image xlink:href="Pictures/10000000000002B90000031DEECE481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4" text:anchor-type="paragraph" svg:width="16.999cm" svg:height="19.463cm" draw:z-index="3"><draw:image xlink:href="Pictures/10000000000002B90000031DB136F9F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5" text:anchor-type="paragraph" svg:width="16.999cm" svg:height="19.463cm" draw:z-index="4"><draw:image xlink:href="Pictures/10000000000002B90000031DE78F804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09-15T19:35:14</meta:creation-date>
    <dc:date>2010-09-15T21:07:15</dc:date>
    <meta:editing-cycles>1</meta:editing-cycles>
    <meta:editing-duration>PT1H16M51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5" meta:paragraph-count="0" meta:word-count="0" meta:character-count="0"/>
  </office:meta>
</office:document-meta>
</file>